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de commande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33uF</text:p>
          </table:table-cell>
          <table:table-cell office:value-type="float" office:value="1650900" calcext:value-type="float">
            <text:p>165090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 red</text:p>
          </table:table-cell>
          <table:table-cell office:value-type="float" office:value="2099245" calcext:value-type="float">
            <text:p>20992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 green</text:p>
          </table:table-cell>
          <table:table-cell office:value-type="float" office:value="2099247" calcext:value-type="float">
            <text:p>209924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 Kohms</text:p>
          </table:table-cell>
          <table:table-cell office:value-type="float" office:value="2333546" calcext:value-type="float">
            <text:p>233354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00 Ohms</text:p>
          </table:table-cell>
          <table:table-cell office:value-type="float" office:value="9336303" calcext:value-type="float">
            <text:p>933630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470 Kohms</text:p>
          </table:table-cell>
          <table:table-cell office:value-type="float" office:value="2082128" calcext:value-type="float">
            <text:p>208212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90CAN32</text:p>
          </table:table-cell>
          <table:table-cell office:value-type="float" office:value="1455066" calcext:value-type="float">
            <text:p>145506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MCP2551</text:p>
          </table:table-cell>
          <table:table-cell office:value-type="float" office:value="9758569" calcext:value-type="float">
            <text:p>975856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float" office:value="1842294" calcext:value-type="float">
            <text:p>184229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7805" calcext:value-type="float">
            <text:p>7805</text:p>
          </table:table-cell>
          <table:table-cell office:value-type="float" office:value="2296030" calcext:value-type="float">
            <text:p>2296030</text:p>
          </table:table-cell>
          <table:table-cell office:value-type="string" calcext:value-type="string">
            <text:p>ok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00:00:01.259796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30T16:05:50.932354384</dc:date>
    <meta:generator>LibreOffice/4.1.3.2$Linux_X86_64 LibreOffice_project/410m0$Build-2</meta:generator>
    <meta:editing-duration>PT2H45M</meta:editing-duration>
    <meta:editing-cycles>8</meta:editing-cycles>
    <meta:document-statistic meta:table-count="1" meta:cell-count="43" meta:object-count="0"/>
  </office:meta>
</office:document-meta>
</file>